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52aa" officeooo:paragraph-rsid="001b52a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de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4:33:49.682494604</meta:creation-date>
    <dc:date>2020-04-23T14:36:44.921171121</dc:date>
    <meta:editing-duration>PT2M5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8" meta:non-whitespace-character-count="7"/>
  </office:meta>
</office:document-meta>
</file>